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font-name="Arial1" fo:font-size="10pt" fo:language="it" fo:country="IT" style:font-name-asian="Arial1" style:font-size-asian="10pt" style:font-name-complex="Arial1" style:font-size-complex="10pt"/>
    </style:style>
    <style:style style:name="P2" style:family="paragraph" style:parent-style-name="Standard">
      <style:paragraph-properties style:text-autospace="none"/>
      <style:text-properties style:font-name="Arial1" fo:font-size="10pt" fo:language="en" fo:country="US" style:font-name-asian="Arial1" style:font-size-asian="10pt" style:font-name-complex="Arial1" style:font-size-complex="10pt"/>
    </style:style>
    <style:style style:name="P3" style:family="paragraph" style:parent-style-name="Standard">
      <style:paragraph-properties style:text-autospace="none"/>
      <style:text-properties style:font-name="Arial1" fo:font-size="15pt" fo:language="it" fo:country="IT" style:font-name-asian="Arial1" style:font-size-asian="15pt" style:font-name-complex="Arial1" style:font-size-complex="15pt"/>
    </style:style>
    <style:style style:name="P4" style:family="paragraph" style:parent-style-name="Standard">
      <style:paragraph-properties style:text-autospace="none"/>
      <style:text-properties style:font-name="Arial1" fo:font-size="14pt" fo:language="en" fo:country="US" style:font-name-asian="Arial1" style:font-size-asian="14pt" style:font-name-complex="Arial1" style:font-size-complex="14pt"/>
    </style:style>
    <style:style style:name="P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" style:family="paragraph" style:parent-style-name="Standard" style:list-style-name="L2">
      <style:paragraph-properties style:text-autospace="none"/>
      <style:text-properties style:font-name="Arial1" fo:font-size="10pt" fo:language="en" fo:country="US" style:font-name-asian="Arial1" style:font-size-asian="10pt" style:font-name-complex="Arial1" style:font-size-complex="10pt"/>
    </style:style>
    <style:style style:name="P7" style:family="paragraph" style:parent-style-name="Standard">
      <style:paragraph-properties style:text-autospace="none"/>
      <style:text-properties style:font-name="Arial1" fo:font-size="10pt" fo:language="en" fo:country="US" style:font-name-asian="Arial1" style:font-size-asian="10pt" style:font-name-complex="Arial1" style:font-size-complex="10pt"/>
    </style:style>
    <style:style style:name="P8" style:family="paragraph" style:parent-style-name="Standard" style:list-style-name="L3">
      <style:paragraph-properties style:text-autospace="none"/>
      <style:text-properties style:font-name="Arial1" fo:font-size="10pt" fo:language="en" fo:country="US" style:font-name-asian="Arial1" style:font-size-asian="10pt" style:font-name-complex="Arial1" style:font-size-complex="10pt"/>
    </style:style>
    <style:style style:name="P9" style:family="paragraph" style:parent-style-name="Standard" style:list-style-name="L4">
      <style:paragraph-properties style:text-autospace="none"/>
      <style:text-properties style:font-name="Arial1" fo:font-size="10pt" fo:language="en" fo:country="US" style:font-name-asian="Arial1" style:font-size-asian="10pt" style:font-name-complex="Arial1" style:font-size-complex="10pt"/>
    </style:style>
    <style:style style:name="P10" style:family="paragraph" style:parent-style-name="Standard" style:list-style-name="L5">
      <style:paragraph-properties style:text-autospace="none"/>
      <style:text-properties style:font-name="Arial1" fo:font-size="10pt" fo:language="en" fo:country="US" style:font-name-asian="Arial1" style:font-size-asian="10pt" style:font-name-complex="Arial1" style:font-size-complex="10pt"/>
    </style:style>
    <style:style style:name="P11" style:family="paragraph" style:parent-style-name="Standard" style:list-style-name="L8">
      <style:paragraph-properties style:text-autospace="none"/>
      <style:text-properties style:font-name="Arial1" fo:font-size="10pt" fo:language="en" fo:country="US" style:font-name-asian="Arial1" style:font-size-asian="10pt" style:font-name-complex="Arial1" style:font-size-complex="10pt"/>
    </style:style>
    <style:style style:name="P12" style:family="paragraph" style:parent-style-name="Standard">
      <style:paragraph-properties style:text-autospace="none"/>
      <style:text-properties style:font-name="Arial1" fo:font-size="10pt" fo:language="it" fo:country="IT" style:font-name-asian="Arial1" style:font-size-asian="10pt" style:font-name-complex="Arial1" style:font-size-complex="10pt"/>
    </style:style>
    <style:style style:name="P13" style:family="paragraph" style:parent-style-name="Standard" style:list-style-name="L8">
      <style:paragraph-properties style:text-autospace="none"/>
      <style:text-properties style:font-name="Arial1" fo:font-size="10pt" fo:language="it" fo:country="IT" style:font-name-asian="Arial1" style:font-size-asian="10pt" style:font-name-complex="Arial1" style:font-size-complex="10pt"/>
    </style:style>
    <style:style style:name="P14" style:family="paragraph" style:parent-style-name="Standard">
      <style:paragraph-properties style:text-autospace="none"/>
      <style:text-properties style:font-name="Arial1" fo:font-size="10pt" fo:language="it" fo:country="IT" fo:font-style="italic" style:font-name-asian="Arial1" style:font-size-asian="10pt" style:font-style-asian="italic" style:font-name-complex="Arial1" style:font-size-complex="10pt" style:font-style-complex="italic"/>
    </style:style>
    <style:style style:name="P15" style:family="paragraph" style:parent-style-name="Standard">
      <style:paragraph-properties style:text-autospace="none"/>
      <style:text-properties style:font-name="Arial1" fo:font-size="10pt" fo:language="it" fo:country="IT" fo:font-weight="normal" style:font-name-asian="Arial1" style:font-size-asian="10pt" style:font-weight-asian="normal" style:font-name-complex="Arial1" style:font-size-complex="10pt" style:font-weight-complex="normal"/>
    </style:style>
    <style:style style:name="P16" style:family="paragraph" style:parent-style-name="Standard">
      <style:paragraph-properties style:text-autospace="none"/>
      <style:text-properties style:font-name="Arial1" fo:font-size="14pt" fo:language="en" fo:country="US" fo:font-weight="normal" style:font-name-asian="Arial1" style:font-size-asian="14pt" style:font-weight-asian="normal" style:font-name-complex="Arial1" style:font-size-complex="14pt" style:font-weight-complex="normal"/>
    </style:style>
    <style:style style:name="P17" style:family="paragraph" style:parent-style-name="Standard">
      <style:paragraph-properties style:text-autospace="none"/>
      <style:text-properties style:font-name="Arial1" fo:font-size="14pt" fo:language="en" fo:country="US" style:font-name-asian="Arial1" style:font-size-asian="14pt" style:font-name-complex="Arial1" style:font-size-complex="14pt"/>
    </style:style>
    <style:style style:name="P18" style:family="paragraph" style:parent-style-name="Standard">
      <style:paragraph-properties style:text-autospace="none"/>
      <style:text-properties style:font-name="Arial1" fo:font-size="14pt" fo:language="it" fo:country="IT" fo:font-weight="bold" style:font-name-asian="Arial1" style:font-size-asian="14pt" style:font-weight-asian="bold" style:font-name-complex="Arial1" style:font-size-complex="14pt" style:font-weight-complex="bold"/>
    </style:style>
    <style:style style:name="P19" style:family="paragraph" style:parent-style-name="Standard">
      <style:paragraph-properties fo:text-align="center" style:justify-single-word="false" style:text-autospace="none"/>
      <style:text-properties style:font-name="Arial1" fo:font-size="18pt" fo:language="it" fo:country="IT" fo:font-weight="bold" style:font-name-asian="Arial1" style:font-size-asian="18pt" style:font-weight-asian="bold" style:font-name-complex="Arial1" style:font-size-complex="18pt" style:font-weight-complex="bold"/>
    </style:style>
    <style:style style:name="P20" style:family="paragraph" style:parent-style-name="Standard" style:list-style-name="L2">
      <style:paragraph-properties style:text-autospace="none"/>
    </style:style>
    <style:style style:name="P21" style:family="paragraph" style:parent-style-name="Standard" style:list-style-name="L3">
      <style:paragraph-properties style:text-autospace="none"/>
    </style:style>
    <style:style style:name="P22" style:family="paragraph" style:parent-style-name="Standard" style:list-style-name="L4">
      <style:paragraph-properties style:text-autospace="none"/>
    </style:style>
    <style:style style:name="P23" style:family="paragraph" style:parent-style-name="Standard" style:list-style-name="L6">
      <style:paragraph-properties style:text-autospace="none"/>
    </style:style>
    <style:style style:name="P24" style:family="paragraph" style:parent-style-name="Standard">
      <style:paragraph-properties style:text-autospace="none"/>
    </style:style>
    <style:style style:name="P25" style:family="paragraph" style:parent-style-name="Standard" style:list-style-name="L7">
      <style:paragraph-properties style:text-autospace="none"/>
    </style:style>
    <style:style style:name="P26" style:family="paragraph" style:parent-style-name="Standard" style:list-style-name="L9">
      <style:paragraph-properties style:text-autospace="none"/>
    </style:style>
    <style:style style:name="P27" style:family="paragraph" style:parent-style-name="Standard" style:list-style-name="L9">
      <style:paragraph-properties style:text-autospace="none"/>
      <style:text-properties fo:font-style="italic" style:font-style-asian="italic" style:font-style-complex="italic"/>
    </style:style>
    <style:style style:name="P28" style:family="paragraph" style:parent-style-name="Standard" style:list-style-name="L2">
      <style:paragraph-properties fo:margin-left="0.4925in" fo:margin-right="0in" fo:text-indent="-0.25in" style:auto-text-indent="false" style:text-autospace="none"/>
      <style:text-properties style:font-name="Arial1" fo:font-size="10pt" fo:language="en" fo:country="US" style:font-name-asian="Arial1" style:font-size-asian="10pt" style:font-name-complex="Arial1" style:font-size-complex="10pt"/>
    </style:style>
    <style:style style:name="P29" style:family="paragraph" style:parent-style-name="Standard" style:list-style-name="L2">
      <style:paragraph-properties fo:margin-left="0.9846in" fo:margin-right="0in" fo:text-indent="-0.25in" style:auto-text-indent="false" style:text-autospace="none"/>
      <style:text-properties style:font-name="Arial1" fo:font-size="10pt" fo:language="en" fo:country="US" style:font-name-asian="Arial1" style:font-size-asian="10pt" style:font-name-complex="Arial1" style:font-size-complex="10pt"/>
    </style:style>
    <style:style style:name="P30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style:font-name="Arial1" fo:font-size="10pt" fo:language="en" fo:country="US" style:font-name-asian="Arial1" style:font-size-asian="10pt" style:font-name-complex="Arial1" style:font-size-complex="10pt"/>
    </style:style>
    <style:style style:name="T2" style:family="text">
      <style:text-properties style:font-name="Arial1" fo:font-size="10pt" fo:language="en" fo:country="US" fo:font-style="italic" style:font-name-asian="Arial1" style:font-size-asian="10pt" style:font-style-asian="italic" style:font-name-complex="Arial1" style:font-size-complex="10pt" style:font-style-complex="italic"/>
    </style:style>
    <style:style style:name="T3" style:family="text">
      <style:text-properties style:font-name="Arial1" fo:font-size="10pt" fo:language="en" fo:country="US" fo:font-weight="bold" style:font-name-asian="Arial1" style:font-size-asian="10pt" style:font-weight-asian="bold" style:font-name-complex="Arial1" style:font-size-complex="10pt" style:font-weight-complex="bold"/>
    </style:style>
    <style:style style:name="T4" style:family="text">
      <style:text-properties style:font-name="Arial1" fo:font-size="10pt" fo:language="it" fo:country="IT" style:font-name-asian="Arial1" style:font-size-asian="10pt" style:font-name-complex="Arial1" style:font-size-complex="10pt"/>
    </style:style>
    <style:style style:name="T5" style:family="text">
      <style:text-properties style:font-name="Arial1" fo:font-size="10pt" fo:language="it" fo:country="IT" fo:font-weight="bold" style:font-name-asian="Arial1" style:font-size-asian="10pt" style:font-weight-asian="bold" style:font-name-complex="Arial1" style:font-size-complex="10pt" style:font-weight-complex="bold"/>
    </style:style>
    <style:style style:name="T6" style:family="text">
      <style:text-properties style:font-name="Arial1" fo:font-size="10pt" fo:language="it" fo:country="IT" fo:font-weight="normal" style:font-name-asian="Arial1" style:font-size-asian="10pt" style:font-weight-asian="normal" style:font-name-complex="Arial1" style:font-size-complex="10pt" style:font-weight-complex="normal"/>
    </style:style>
    <style:style style:name="T7" style:family="text">
      <style:text-properties style:font-name="Arial1" fo:font-size="10pt" fo:language="it" fo:country="IT" fo:font-style="normal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T8" style:family="text">
      <style:text-properties style:font-name="Arial1" fo:font-size="10pt" fo:language="it" fo:country="I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9" style:family="text">
      <style:text-properties style:font-name="Arial1" fo:language="en" fo:country="US" style:font-name-asian="Arial1" style:font-name-complex="Arial1"/>
    </style:style>
    <style:style style:name="T10" style:family="text">
      <style:text-properties style:font-name="Arial1" fo:font-size="14pt" fo:language="en" fo:country="US" style:font-name-asian="Arial1" style:font-size-asian="14pt" style:font-name-complex="Arial1" style:font-size-complex="14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4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style:font-size-asian="14pt"/>
    </style:style>
    <style:style style:name="T17" style:family="text">
      <style:text-properties style:font-size-complex="14p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7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Definizione protocollo di generazione "action"</text:p>
      <text:table-of-content text:style-name="Sect1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  <text:p text:style-name="P5">Obbiettivo del documento<text:tab/>1</text:p>
          <text:p text:style-name="P5">2. Come leggere il documento<text:tab/>1</text:p>
          <text:p text:style-name="P5">3. Specifica delle entità<text:tab/>1</text:p>
          <text:p text:style-name="P30">3.1. &lt;action&gt; <text:tab/>1</text:p>
          <text:p text:style-name="P30">3.2. &lt;step&gt;<text:tab/>1</text:p>
          <text:p text:style-name="P30">3.3. &lt;text&gt;<text:tab/>2</text:p>
          <text:p text:style-name="P30">3.4. &lt;select&gt;<text:tab/>2</text:p>
          <text:p text:style-name="P30">3.5. &lt;option&gt;<text:tab/>2</text:p>
          <text:p text:style-name="P30">3.6. &lt;inputField&gt;<text:tab/>2</text:p>
        </text:index-body>
      </text:table-of-content>
      <text:p text:style-name="P24"/>
      <text:p text:style-name="P1"/>
      <text:p text:style-name="P1"/>
      <text:p text:style-name="P18">1. <text:toc-mark text:string-value="Obbiettivo del documento" text:outline-level="1"/>Obbiettivo del documento</text:p>
      <text:p text:style-name="P1"/>
      <text:p text:style-name="P1">Il documento specifica le entità presenti in un file xml di definizione “action”. Una “action” è una sequenza di passi che un utente deve seguire per portare a termine un determinato compito. Le action possono richiedere l'inserimento di alcuni dati inerenti ad una visita (per esempio) oppure possono essere semplicemente descrittive. </text:p>
      <text:p text:style-name="P1">L'insieme di passi per una action viene definito da un amministratore. Tale action viene poi espressa tramite un file xml con cui l'applicazione client genererà l'interfaccia corrispondente.</text:p>
      <text:p text:style-name="P1">Di seguito vengono fornite le specifiche delle entità di un file xml per la creazione di action.</text:p>
      <text:p text:style-name="P1"/>
      <text:p text:style-name="P18"><text:toc-mark-start text:id="IMark183085284" text:outline-level="1"/>2. Come leggere il documento<text:toc-mark-end text:id="IMark183085284"/></text:p>
      <text:p text:style-name="P18"/>
      <text:p text:style-name="P15">Il documento presenta la specifica delle singole entità ammesse dal protocollo. Ogni entità è specificata tramite:</text:p>
      <text:list xml:id="list31578291" text:style-name="L9">
        <text:list-item>
          <text:p text:style-name="P26"><text:span text:style-name="T6">Descrizione della funzione dell'entità</text:span></text:p>
        </text:list-item>
        <text:list-item>
          <text:p text:style-name="P26"><text:span text:style-name="T6">Attributi, ognuno dei quali viene descritto come:</text:span></text:p>
          <text:list>
            <text:list-item>
              <text:p text:style-name="P27"><text:span text:style-name="T6">TIPO </text:span><text:span text:style-name="T7">nome </text:span><text:span text:style-name="T8">: ruolo</text:span></text:p>
              <text:p text:style-name="P27"><text:span text:style-name="T8">Il TIPO può essere uno dei tipi primitivi INTERO, STRINGA, BOOLEANO, FLOAT oppure un'espressione regolare</text:span></text:p>
            </text:list-item>
          </text:list>
        </text:list-item>
        <text:list-item>
          <text:p text:style-name="P27"><text:span text:style-name="T8">Figli: i possibili figli diretti che può avere l'entità</text:span></text:p>
        </text:list-item>
        <text:list-item>
          <text:p text:style-name="P27"><text:span text:style-name="T8">Padri: i possibili padri diretti che può avere l'entità</text:span></text:p>
        </text:list-item>
      </text:list>
      <text:p text:style-name="P1"/>
      <text:p text:style-name="P18"><text:toc-mark-start text:id="IMark183085284" text:outline-level="1"/>3. Specifica delle entità<text:toc-mark-end text:id="IMark183085284"/></text:p>
      <text:p text:style-name="P1"/>
      <text:p text:style-name="P14"><text:span text:style-name="T12">Premessa</text:span>: ogni entità prevede, in aggiunta a tutti gli altri, il seguente attributo:</text:p>
      <text:list xml:id="list31343322" text:style-name="L7">
        <text:list-item>
          <text:p text:style-name="P25"><text:span text:style-name="T4">STRINGA </text:span><text:span text:style-name="T5">id </text:span><text:span text:style-name="T6">: stringa identificativo dell'entità.</text:span></text:p>
        </text:list-item>
      </text:list>
      <text:p text:style-name="P24"><text:span text:style-name="T6"/></text:p>
      <text:p text:style-name="P3"><text:toc-mark-start text:id="IMark183085284" text:outline-level="2"/><text:span text:style-name="T14">3.1. &lt;action&gt;</text:span> <text:toc-mark-end text:id="IMark183085284"/></text:p>
      <text:list xml:id="list31555174" text:style-name="L8">
        <text:list-item>
          <text:p text:style-name="P13">Descrizione: introduce una action, ovvero un insieme di passi da seguire sequenzialmente</text:p>
        </text:list-item>
        <text:list-item>
          <text:p text:style-name="P11">Attributi:</text:p>
          <text:list>
            <text:list-item>
              <text:p text:style-name="P11"><text:span text:style-name="T11">STRINGA </text:span><text:span text:style-name="T12">title</text:span> : il titolo che apparirà sulla window</text:p>
            </text:list-item>
          </text:list>
        </text:list-item>
        <text:list-item>
          <text:p text:style-name="P11">Figli: tutti, è il root tag</text:p>
        </text:list-item>
      </text:list>
      <text:p text:style-name="P2"/>
      <text:p text:style-name="P4"><text:toc-mark-start text:id="IMark183085284" text:outline-level="2"/>3.2. &lt;step&gt;<text:toc-mark-end text:id="IMark183085284"/></text:p>
      <text:list xml:id="list31255360" text:style-name="L2">
        <text:list-item>
          <text:p text:style-name="P6">Descrizione: un passo, ovvero un pannello che permette di compiere varie azioni di diversa tipologia</text:p>
        </text:list-item>
        <text:list-item>
          <text:p text:style-name="P6">Attributi:</text:p>
          <text:list>
            <text:list-item>
              <text:p text:style-name="P20"><text:soft-page-break/><text:span text:style-name="T2">STRINGA</text:span><text:span text:style-name="T1"> </text:span><text:span text:style-name="T3">id</text:span><text:span text:style-name="T1">: identificativo dello step</text:span></text:p>
            </text:list-item>
            <text:list-item>
              <text:p text:style-name="P20"><text:span text:style-name="T2">[in/out] </text:span><text:span text:style-name="T3">type</text:span><text:span text:style-name="T1"> : gli step di tipo "in" si suppone dovranno essere completati con l'input dell'utente, quelli di tipo out invece espongono contenuto puramente informativo</text:span></text:p>
            </text:list-item>
          </text:list>
        </text:list-item>
        <text:list-item>
          <text:p text:style-name="P28">Figli:</text:p>
          <text:list>
            <text:list-item>
              <text:p text:style-name="P29">&lt;text&gt;</text:p>
            </text:list-item>
            <text:list-item>
              <text:p text:style-name="P29">&lt;options&gt;</text:p>
            </text:list-item>
            <text:list-item>
              <text:p text:style-name="P29">&lt;inputField&gt;</text:p>
            </text:list-item>
          </text:list>
        </text:list-item>
        <text:list-item>
          <text:p text:style-name="P28">Padri:</text:p>
          <text:list>
            <text:list-item>
              <text:p text:style-name="P29">&lt;action&gt;</text:p>
            </text:list-item>
          </text:list>
        </text:list-item>
      </text:list>
      <text:p text:style-name="P2"/>
      <text:p text:style-name="P2"/>
      <text:p text:style-name="P16"><text:toc-mark-start text:id="IMark183085284" text:outline-level="2"/>3.3. &lt;text&gt;<text:toc-mark-end text:id="IMark183085284"/></text:p>
      <text:list xml:id="list31272312" text:style-name="L3">
        <text:list-item>
          <text:p text:style-name="P8">Descrizione: rappresenta del testo in sola lettura</text:p>
        </text:list-item>
        <text:list-item>
          <text:p text:style-name="P8">Attributi:</text:p>
          <text:list>
            <text:list-item>
              <text:p text:style-name="P21"><text:span text:style-name="T2">INTERO</text:span><text:span text:style-name="T1"> </text:span><text:span text:style-name="T3">rows</text:span><text:span text:style-name="T1"> : altezza espressa in numero di righe</text:span></text:p>
            </text:list-item>
            <text:list-item>
              <text:p text:style-name="P21"><text:span text:style-name="T2">INTERO</text:span><text:span text:style-name="T1"> </text:span><text:span text:style-name="T3">width</text:span><text:span text:style-name="T1"> : larghezza espressa in termini di pixel</text:span></text:p>
            </text:list-item>
          </text:list>
        </text:list-item>
        <text:list-item>
          <text:p text:style-name="P8">Figli:</text:p>
          <text:list>
            <text:list-item>
              <text:p text:style-name="P8">contenuto testuale</text:p>
            </text:list-item>
          </text:list>
        </text:list-item>
        <text:list-item>
          <text:p text:style-name="P8">Padri:</text:p>
          <text:list>
            <text:list-item>
              <text:p text:style-name="P8">&lt;step&gt;</text:p>
              <text:p text:style-name="P8"/>
            </text:list-item>
          </text:list>
        </text:list-item>
      </text:list>
      <text:p text:style-name="P4"><text:toc-mark-start text:id="IMark183085284" text:outline-level="2"/>3.4. &lt;select&gt;<text:toc-mark-end text:id="IMark183085284"/></text:p>
      <text:list xml:id="list31250656" text:style-name="L4">
        <text:list-item>
          <text:p text:style-name="P9">Descrizione: rappresenta un insieme di opzioni predefinite che l'utente può selezionare</text:p>
        </text:list-item>
        <text:list-item>
          <text:p text:style-name="P9">Attributi:</text:p>
          <text:list>
            <text:list-item>
              <text:p text:style-name="P22"><text:span text:style-name="T2">BOOLEANO</text:span><text:span text:style-name="T1"> </text:span><text:span text:style-name="T3">mutex </text:span><text:span text:style-name="T1">: se “true”, potrà essere selezionata solo una delle opzioni presenti per volta</text:span></text:p>
            </text:list-item>
          </text:list>
        </text:list-item>
        <text:list-item>
          <text:p text:style-name="P9">Figli:</text:p>
          <text:list>
            <text:list-item>
              <text:p text:style-name="P9">&lt;option&gt;</text:p>
            </text:list-item>
          </text:list>
        </text:list-item>
        <text:list-item>
          <text:p text:style-name="P9">Padri:</text:p>
          <text:list>
            <text:list-item>
              <text:p text:style-name="P9">&lt;step&gt;</text:p>
            </text:list-item>
          </text:list>
        </text:list-item>
      </text:list>
      <text:p text:style-name="P2"/>
      <text:p text:style-name="P4"><text:toc-mark-start text:id="IMark183085284" text:outline-level="2"/>3.5. &lt;option&gt;<text:toc-mark-end text:id="IMark183085284"/></text:p>
      <text:list xml:id="list31267069" text:style-name="L5">
        <text:list-item>
          <text:p text:style-name="P10">Descrizione: rappresenta un'opzione in un select.</text:p>
        </text:list-item>
        <text:list-item>
          <text:p text:style-name="P10">Attributi:</text:p>
          <text:list>
            <text:list-item>
              <text:p text:style-name="P10">BOOLEANO selected : se true, l'opzione è selezionata</text:p>
            </text:list-item>
            <text:list-item>
              <text:p text:style-name="P10">STRINGA value : il valore che dell'opzione</text:p>
            </text:list-item>
          </text:list>
        </text:list-item>
        <text:list-item>
          <text:p text:style-name="P10">Figli:</text:p>
          <text:list>
            <text:list-item>
              <text:p text:style-name="P10">contenuto testuale descrittivo</text:p>
            </text:list-item>
          </text:list>
        </text:list-item>
        <text:list-item>
          <text:p text:style-name="P10">Padri: </text:p>
          <text:list>
            <text:list-item>
              <text:p text:style-name="P10">&lt;select&gt;</text:p>
            </text:list-item>
          </text:list>
        </text:list-item>
      </text:list>
      <text:p text:style-name="P2"/>
      <text:p text:style-name="P4"><text:toc-mark-start text:id="IMark183085284" text:outline-level="2"/>3.6. &lt;inputField&gt;<text:toc-mark-end text:id="IMark183085284"/></text:p>
      <text:list xml:id="list31266612" text:style-name="L6">
        <text:list-item>
          <text:p text:style-name="P23"><text:span text:style-name="T1">Descrizione: rappresenta un campo in cui ci si aspetta un input testuale dell'utente</text:span></text:p>
        </text:list-item>
        <text:list-item>
          <text:p text:style-name="P23"><text:span text:style-name="T1">Attributi:</text:span></text:p>
          <text:list>
            <text:list-item>
              <text:p text:style-name="P23"><text:span text:style-name="T2">FLOAT</text:span><text:span text:style-name="T1"> </text:span><text:span text:style-name="T3">width </text:span><text:span text:style-name="T1">: la larghezza del campo di input espressa in termini di pixel</text:span></text:p>
            </text:list-item>
            <text:list-item>
              <text:p text:style-name="P23"><text:span text:style-name="T2">FLOAT </text:span><text:span text:style-name="T3">rows</text:span><text:span text:style-name="T1"> : l'altezza del campo di input espressa in termini di righe</text:span></text:p>
            </text:list-item>
            <text:list-item>
              <text:p text:style-name="P23"><text:span text:style-name="T2">STRINGA</text:span><text:span text:style-name="T3"> label </text:span><text:span text:style-name="T1">: l'etichetta del campo di input.</text:span></text:p>
            </text:list-item>
            <text:list-item>
              <text:p text:style-name="P23"><text:span text:style-name="T2">[up|down|left|right]</text:span><text:span text:style-name="T1"> </text:span><text:span text:style-name="T3">layout</text:span><text:span text:style-name="T1"> : la posizione del label rispetto al campo di input</text:span></text:p>
            </text:list-item>
          </text:list>
        </text:list-item>
        <text:list-item>
          <text:p text:style-name="P23"><text:span text:style-name="T1">Figli:</text:span></text:p>
          <text:list>
            <text:list-item>
              <text:p text:style-name="P23"><text:span text:style-name="T1">contenuto testuale del campo di input</text:span></text:p>
            </text:list-item>
          </text:list>
        </text:list-item>
        <text:list-item>
          <text:p text:style-name="P23"><text:span text:style-name="T1">Padri:</text:span></text:p>
          <text:list>
            <text:list-item>
              <text:p text:style-name="P23"><text:span text:style-name="T1">&lt;step&gt;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30T22:32:04.78</meta:creation-date>
    <dc:date>2010-01-31T12:03:41.89</dc:date>
    <meta:editing-duration>PT02H37M38S</meta:editing-duration>
    <meta:editing-cycles>16</meta:editing-cycles>
    <meta:generator>OpenOffice.org/3.1$Win32 OpenOffice.org_project/310m19$Build-9420</meta:generator>
    <meta:document-statistic meta:table-count="0" meta:image-count="0" meta:object-count="0" meta:page-count="2" meta:paragraph-count="79" meta:word-count="540" meta:character-count="3211"/>
  </office:meta>
</office:document-meta>
</file>